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9.631cm" style:type="center"/>
          <style:tab-stop style:position="16.999cm" style:type="right"/>
        </style:tab-stops>
      </style:paragraph-properties>
    </style:style>
    <style:style style:name="P2" style:family="paragraph" style:parent-style-name="Standard">
      <style:paragraph-properties fo:text-align="justify" style:justify-single-word="false"/>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3" style:family="paragraph" style:parent-style-name="Standard">
      <style:text-properties style:use-window-font-color="true" fo:font-size="14pt" fo:language="fr" fo:country="FR" style:text-underline-style="solid" style:text-underline-width="auto" style:text-underline-color="font-color" fo:font-weight="bold" style:font-name-asian="Times New Roman" style:font-size-asian="14pt" style:language-asian="fr" style:country-asian="FR" style:font-weight-asian="bold" style:font-name-complex="Times New Roman" style:font-size-complex="14pt" style:language-complex="fr" style:country-complex="FR" style:font-weight-complex="bold"/>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249cm" style:auto-text-indent="false"/>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justify" style:justify-single-word="false"/>
      <style:text-properties fo:font-size="11pt" style:font-size-asian="11pt" style:font-size-complex="11pt"/>
    </style:style>
    <style:style style:name="P8" style:family="paragraph" style:parent-style-name="Text_20_body">
      <style:paragraph-properties fo:text-align="justify" style:justify-single-word="false"/>
      <style:text-properties fo:font-size="11pt" style:text-underline-style="solid" style:text-underline-width="auto" style:text-underline-color="font-color" style:font-size-asian="11pt" style:font-size-complex="11pt"/>
    </style:style>
    <style:style style:name="P9" style:family="paragraph" style:parent-style-name="Text_20_body">
      <style:paragraph-properties fo:margin-left="1.251cm" fo:margin-right="0cm" fo:text-align="justify" style:justify-single-word="false" fo:text-indent="0cm" style:auto-text-indent="false"/>
      <style:text-properties fo:font-size="11pt" style:text-underline-style="solid" style:text-underline-width="auto" style:text-underline-color="font-color" style:font-size-asian="11pt" style:font-size-complex="11pt"/>
    </style:style>
    <style:style style:name="P10" style:family="paragraph" style:parent-style-name="Text_20_body">
      <style:paragraph-properties fo:margin-left="1.251cm" fo:margin-right="0cm" fo:text-indent="0cm" style:auto-text-indent="false"/>
      <style:text-properties fo:font-size="11pt" style:font-size-asian="11pt" style:font-size-complex="11pt"/>
    </style:style>
    <style:style style:name="P11" style:family="paragraph" style:parent-style-name="Text_20_body">
      <style:paragraph-properties fo:margin-left="1.251cm" fo:margin-right="0cm" fo:text-align="justify" style:justify-single-word="false" fo:text-indent="0cm" style:auto-text-indent="false"/>
      <style:text-properties fo:font-size="11pt" style:font-size-asian="11pt" style:font-size-complex="11pt"/>
    </style:style>
    <style:style style:name="P12" style:family="paragraph" style:parent-style-name="Text_20_body">
      <style:paragraph-properties fo:margin-left="1.251cm" fo:margin-right="0cm" fo:text-align="justify" style:justify-single-word="false" fo:text-indent="0cm" style:auto-text-indent="false"/>
      <style:text-properties style:use-window-font-color="true" fo:font-size="11pt" fo:language="fr" fo:country="FR" style:text-underline-style="solid" style:text-underline-width="auto" style:text-underline-color="font-color" style:font-name-asian="Times New Roman" style:font-size-asian="11pt" style:language-asian="fr" style:country-asian="FR" style:font-name-complex="Times New Roman" style:font-size-complex="11pt" style:language-complex="fr" style:country-complex="FR"/>
    </style:style>
    <style:style style:name="P13" style:family="paragraph" style:parent-style-name="Standard" style:list-style-name="L1"/>
    <style:style style:name="P14" style:family="paragraph" style:parent-style-name="Standard" style:list-style-name="L1">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15" style:family="paragraph" style:parent-style-name="Standard" style:list-style-name="L1">
      <style:paragraph-properties fo:margin-left="-1.251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list-style-name="L1">
      <style:paragraph-properties fo:margin-left="-1.251cm" fo:margin-right="0cm" fo:text-indent="0cm" style:auto-text-indent="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Header" style:list-style-name="L1">
      <style:paragraph-properties fo:margin-left="-1.251cm" fo:margin-right="0cm" fo:text-align="center" style:justify-single-word="false" fo:text-indent="0cm" style:auto-text-indent="false"/>
      <style:text-properties fo:font-size="16pt" style:text-underline-style="none" fo:font-weight="bold" style:font-size-asian="16pt" style:font-weight-asian="bold" style:font-size-complex="16pt" style:font-weight-complex="bold"/>
    </style:style>
    <style:style style:name="P18" style:family="paragraph" style:parent-style-name="Header" style:list-style-name="L1">
      <style:paragraph-properties fo:margin-left="-1.251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691618" text:style-name="L1">
        <text:list-header>
          <text:p text:style-name="P17">Outils et méthodes de Maintenance</text:p>
          <text:p text:style-name="P18"/>
          <text:p text:style-name="P15">1. Cours</text:p>
        </text:list-header>
      </text:list>
      <text:p text:style-name="Standard"/>
      <text:list xml:id="list32152364" text:continue-numbering="true" text:style-name="L1">
        <text:list-item>
          <text:p text:style-name="P13">Définir la Sûreté de fonctionnement.</text:p>
        </text:list-item>
        <text:list-item>
          <text:p text:style-name="P13">Définition de l'analyse fonctionnelle et de ses objectifs.</text:p>
        </text:list-item>
        <text:list-item>
          <text:p text:style-name="P14">Définir la méthode AMDEC et donner ses 3 grands domaines d'application.</text:p>
        </text:list-item>
        <text:list-item>
          <text:p text:style-name="P14">Quelles sont les colonnes à renseigner dans une AMDEC standard ?</text:p>
        </text:list-item>
        <text:list-item>
          <text:p text:style-name="P14">Donner les étapes importantes de la démarche employée lors de sa mise en œuvre ?</text:p>
        </text:list-item>
        <text:list-item>
          <text:p text:style-name="P14">Qu’est ce qui différencie l’AMDEC de l’arbre des défaillances ?</text:p>
        </text:list-item>
        <text:list-item>
          <text:p text:style-name="P14">Citer quelques ratios intéressants permettant de mesurer l'importance d'un équipement, l'impact d'une politique de maintenance</text:p>
        </text:list-item>
        <text:list-item>
          <text:p text:style-name="P14">Citer les étapes importantes de la mise en place d'une politique de maintenance.</text:p>
        </text:list-item>
        <text:list-item>
          <text:p text:style-name="P14">Quels sont les apports d'une GMAO ? </text:p>
        </text:list-item>
        <text:list-item>
          <text:p text:style-name="P14">Décrire la méthode MBF</text:p>
        </text:list-item>
        <text:list-item>
          <text:p text:style-name="P14">Pour mettre en place un plan de maintenance préventive, comment choisir entre l'AMDEC, la MBF, le brainstorming ? </text:p>
        </text:list-item>
      </text:list>
      <text:p text:style-name="P4"/>
      <text:p text:style-name="P4">2. Exercice</text:p>
      <text:p text:style-name="P3"/>
      <text:p text:style-name="P2">Pour un véhicule, on distinguera 3 fonctions principales pour lesquelles nous avons lié des éléments (pièces ou des sous fonctions)</text:p>
      <text:p text:style-name="P2"/>
      <text:p text:style-name="P2">Motorisation</text:p>
      <text:p text:style-name="P2"><text:tab/>Huile</text:p>
      <text:p text:style-name="P2"><text:tab/>Compression (étincelle)</text:p>
      <text:p text:style-name="P2"><text:tab/>Essence</text:p>
      <text:p text:style-name="P2">Freinage</text:p>
      <text:p text:style-name="P2"><text:tab/>Plaquettes</text:p>
      <text:p text:style-name="P2"><text:tab/>Disques</text:p>
      <text:p text:style-name="P2"><text:tab/>Flexibles</text:p>
      <text:p text:style-name="P2"><text:tab/>Câble électrique (détection usure)</text:p>
      <text:p text:style-name="P2">Refroidissement</text:p>
      <text:p text:style-name="P2"><text:tab/>Liquide de refroidissement</text:p>
      <text:p text:style-name="P2"><text:tab/>Pression eau (pompe à eau)</text:p>
      <text:p text:style-name="P2"><text:tab/>Sonde de température</text:p>
      <text:p text:style-name="P2"><text:tab/>Capteur de niveau</text:p>
      <text:p text:style-name="P5">Ventilateur</text:p>
      <text:p text:style-name="P2"><text:tab/>Durites</text:p>
      <text:p text:style-name="P2"/>
      <text:p text:style-name="P2">A. Réaliser l'AMDEC du véhicule avec les éléments fournis ci-dessus.</text:p>
      <text:p text:style-name="P2">B. Malgré le nombre limité d’organes, inspirez vous de la méthode pour réaliser un plan de maintenance préventive avec les éléments fournis (vous fixerez avec un peu de bon sens des périodicités adaptées à l’utilisation d’un véhicule). </text:p>
      <text:list xml:id="list32134769" text:continue-numbering="true" text:style-name="L1">
        <text:list-header>
          <text:p text:style-name="P16">3. gestion de Stock</text:p>
        </text:list-header>
      </text:list>
      <text:p text:style-name="P12">Entreprise</text:p>
      <text:p text:style-name="P11">            - Coût de commande = 100 Ⓤ, Taux de possession = 20%.</text:p>
      <text:p text:style-name="P11">            - Selon le carnet de commandes de l’entreprise, on estime que la pénalité d’un arrêt de production peut varier entre 50 Ⓤ et 300 Ⓤ de l’heure.</text:p>
      <text:p text:style-name="P9">Machine</text:p>
      <text:p text:style-name="P11">            - la machine est neuve et est unique, la pièce peut être achetée uniquement chez un seul fournisseur à qui l’on ne commande rien d’autre.</text:p>
      <text:p text:style-name="P7"/>
      <text:p text:style-name="P8">Etude de la pièce P1.</text:p>
      <text:p text:style-name="P11">            - la pièce étudiée est spécifique à la machine M</text:p>
      <text:p text:style-name="P11">            - son prix unitaire est de 10000 Ⓤ.</text:p>
      <text:p text:style-name="P11">            - d’après le constructeur, et les conditions d’exploitation de la machine, la pièce doit tenir au moins 6 mois ans dans 90% des cas.</text:p>
      <text:p text:style-name="P11">            Le délai d’approvisionnement de la pièce est de 6 heures en urgence (frais de port fixés à 250 Ⓤ) ou de 72 heures (15 Ⓤ).</text:p>
      <text:p text:style-name="P11"> </text:p>
      <text:p text:style-name="P11"><text:span text:style-name="T3">Question 1.a </text:span>: Comment gérer cette pièce ?</text:p>
      <text:p text:style-name="P11"><text:span text:style-name="T3">Question 1.b : </text:span>On va installer dans l’entreprise10 machines identiques durant les 2 années à venir. Est ce que cela change les modalités de gestion de la pièce ? </text:p>
      <text:p text:style-name="P7">Etude de la pièce P2.</text:p>
      <text:p text:style-name="P10">            la consommation moyenne mensuelle sur les 12 derniers mois a donné les résultats suivants : 16, 10, 13, 7, 14, 13, 9, 14, 18, 12, 17, 12.</text:p>
      <text:p text:style-name="P10">            Le prix de la pièce est de 100 Ⓤ.</text:p>
      <text:p text:style-name="P10">            Le délai d’approvisionnement est de 5 jours.</text:p>
      <text:p text:style-name="P10">            On constate en général que chez ce fournisseur on passe en moyenne commande de 5 références différentes sur un total de 40 références</text:p>
      <text:p text:style-name="P10">Question 2.a : Quel coût de commande allez vous appliquer ?</text:p>
      <text:p text:style-name="P10">Question 2.b : Choisir la méthode d’approvisionnement la mieux adaptée à cette pièce ?</text:p>
      <text:p text:style-name="P10">Question 2.c : Calculer les paramètres nécessaires à la gestion de cette pièce (objectif : renseigner la GMAO).</text:p>
      <text:p text:style-name="P10">Question 2.d. : Calculer le coût total annuel de gestion de cette pièce.</text:p>
      <text:p text:style-name="P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9.631cm" style:type="center"/>
          <style:tab-stop style:position="16.999cm" style:type="right"/>
        </style:tab-stops>
      </style:paragraph-properties>
    </style:style>
    <style:style style:name="MT1" style:family="text">
      <style:text-properties fo:font-size="14pt" fo:font-weight="bold" style:font-size-asian="14pt" style:font-weight-asian="bold" style:font-size-complex="14pt" style:font-weight-complex="bold"/>
    </style:style>
    <style:style style:name="MT2" style:family="text">
      <style:text-properties style:text-underline-style="solid" style:text-underline-width="auto" style:text-underline-color="font-color"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UT EPINAL Département GIM</text:span><text:tab/><text:span text:style-name="MT2">Lic Pro Maintenance</text:span><text:tab/>Septembre 2009</text:p>
        <text:p text:style-name="Header"><text:tab/><text:tab/>14/09/2009</text:p>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Franck OURION</meta:initial-creator>
    <meta:creation-date>2007-01-15T14:39:50</meta:creation-date>
    <dc:creator>Franck OURION</dc:creator>
    <dc:date>2011-03-31T12:02:04.88</dc:date>
    <meta:printed-by>Franck OURION</meta:printed-by>
    <meta:print-date>2007-01-16T19:09:40</meta:print-date>
    <meta:editing-cycles>9</meta:editing-cycles>
    <meta:editing-duration>PT4H38M54S</meta:editing-duration>
    <meta:document-statistic meta:table-count="0" meta:image-count="0" meta:object-count="0" meta:page-count="2" meta:paragraph-count="59" meta:word-count="555" meta:character-count="3342"/>
    <meta:user-defined meta:name="Info 1"/>
    <meta:user-defined meta:name="Info 2"/>
    <meta:user-defined meta:name="Info 3"/>
    <meta:user-defined meta:name="Info 4"/>
  </office:meta>
</office:document-meta>
</file>